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_M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4" table:default-cell-style-name="ce2"/>
        <table:table-column table:style-name="co4" table:number-columns-repeated="14" table:default-cell-style-name="ce2"/>
        <table:table-column table:style-name="co5" table:number-columns-repeated="991" table:default-cell-style-name="ce2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" office:value-type="string" calcext:value-type="string" table:number-columns-spanned="1" table:number-rows-spanned="2">
            <text:p>nazwisko i imię</text:p>
          </table:table-cell>
          <table:table-cell table:style-name="ce3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3" office:value-type="string" calcext:value-type="string" table:number-columns-spanned="1" table:number-rows-spanned="2">
            <text:p>obecności</text:p>
          </table:table-cell>
          <table:table-cell table:style-name="ce3" office:value-type="string" calcext:value-type="string" table:number-columns-spanned="1" table:number-rows-spanned="2">
            <text:p>aktywność</text:p>
          </table:table-cell>
          <table:table-cell table:style-name="ce3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popraw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91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6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9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oniak Mikołaj</text:p>
          </table:table-cell>
          <table:table-cell table:style-name="ce1" office:value-type="float" office:value="90313" calcext:value-type="float">
            <text:p>90313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3];[.F3];[.H3];[.J3];[.L3];[.N3];[.P3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3];[.S3];[.U3])" office:value-type="float" office:value="0" calcext:value-type="float">
            <text:p>0</text:p>
          </table:table-cell>
          <table:table-cell table:style-name="ce7" office:value-type="string" calcext:value-type="string">
            <text:p>3p</text:p>
          </table:table-cell>
          <table:table-cell table:style-name="ce1" table:number-columns-repeated="3"/>
          <table:table-cell table:style-name="ce7" office:value-type="string" calcext:value-type="string">
            <text:p>3p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zyż Bartłomiej</text:p>
          </table:table-cell>
          <table:table-cell table:style-name="ce1" office:value-type="float" office:value="90328" calcext:value-type="float">
            <text:p>90328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4];[.F4];[.H4];[.J4];[.L4];[.N4];[.P4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4];[.S4];[.U4])" office:value-type="float" office:value="0" calcext:value-type="float">
            <text:p>0</text:p>
          </table:table-cell>
          <table:table-cell table:style-name="ce7" office:value-type="string" calcext:value-type="string">
            <text:p>4,5p</text:p>
          </table:table-cell>
          <table:table-cell table:style-name="ce1" table:number-columns-repeated="3"/>
          <table:table-cell table:style-name="ce7" office:value-type="string" calcext:value-type="string">
            <text:p>3,5p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jewska Agnieszka</text:p>
          </table:table-cell>
          <table:table-cell table:style-name="ce1" office:value-type="float" office:value="93402" calcext:value-type="float">
            <text:p>934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7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6" table:formula="of:=SUM([.D5];[.F5];[.H5];[.J5];[.L5];[.N5];[.P5])/7" office:value-type="percentage" office:value="1" calcext:value-type="percentage">
            <text:p>10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R5];[.S5];[.U5])" office:value-type="float" office:value="84" calcext:value-type="float">
            <text:p>84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3"/>
          <table:table-cell table:style-name="ce1" office:value-type="string" calcext:value-type="string">
            <text:p>3,5(ćw.)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awka Kamil</text:p>
          </table:table-cell>
          <table:table-cell table:style-name="ce1" office:value-type="float" office:value="91488" calcext:value-type="float">
            <text:p>91488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6];[.F6];[.H6];[.J6];[.L6];[.N6];[.P6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6];[.S6];[.U6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osmala Filip</text:p>
          </table:table-cell>
          <table:table-cell table:style-name="ce1" office:value-type="float" office:value="91930" calcext:value-type="float">
            <text:p>9193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7];[.F7];[.H7];[.J7];[.L7];[.N7];[.P7])/7" office:value-type="percentage" office:value="0.571428571428571" calcext:value-type="percentage">
            <text:p>5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7];[.S7];[.U7])" office:value-type="float" office:value="0" calcext:value-type="float">
            <text:p>0</text:p>
          </table:table-cell>
          <table:table-cell table:style-name="ce7"/>
          <table:table-cell table:style-name="ce1"/>
          <table:table-cell table:style-name="ce7"/>
          <table:table-cell table:style-name="ce1" table:number-columns-repeated="6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owal Marek</text:p>
          </table:table-cell>
          <table:table-cell table:style-name="ce1" office:value-type="float" office:value="93807" calcext:value-type="float">
            <text:p>9380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6" table:formula="of:=SUM([.D8];[.F8];[.H8];[.J8];[.L8];[.N8];[.P8])/7" office:value-type="percentage" office:value="0.857142857142857" calcext:value-type="percentage">
            <text:p>86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8];[.S8];[.U8])" office:value-type="float" office:value="0" calcext:value-type="float">
            <text:p>0</text:p>
          </table:table-cell>
          <table:table-cell table:style-name="ce1" table:number-columns-repeated="5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owalczyk Kacper</text:p>
          </table:table-cell>
          <table:table-cell table:style-name="ce1" office:value-type="float" office:value="93669" calcext:value-type="float">
            <text:p>93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7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6" table:formula="of:=SUM([.D9];[.F9];[.H9];[.J9];[.L9];[.N9];[.P9])/7" office:value-type="percentage" office:value="1" calcext:value-type="percentage">
            <text:p>10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R9];[.S9];[.U9])" office:value-type="float" office:value="56" calcext:value-type="float">
            <text:p>56</text:p>
          </table:table-cell>
          <table:table-cell table:style-name="ce10" office:value-type="float" office:value="3" calcext:value-type="float">
            <text:p>3</text:p>
          </table:table-cell>
          <table:table-cell table:style-name="ce1" table:number-columns-repeated="4"/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ruk Szymon</text:p>
          </table:table-cell>
          <table:table-cell table:style-name="ce1" office:value-type="float" office:value="89285" calcext:value-type="float">
            <text:p>89285</text:p>
          </table:table-cell>
          <table:table-cell table:style-name="ce1" table:number-columns-repeated="10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10];[.F10];[.H10];[.J10];[.L10];[.N10];[.P10])/7" office:value-type="percentage" office:value="0.285714285714286" calcext:value-type="percentage">
            <text:p>29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10];[.S10];[.U10])" office:value-type="float" office:value="0" calcext:value-type="float">
            <text:p>0</text:p>
          </table:table-cell>
          <table:table-cell table:style-name="ce1"/>
          <table:table-cell table:style-name="ce7" table:number-columns-repeated="2"/>
          <table:table-cell table:style-name="ce1" table:number-columns-repeated="6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urzelowski Paweł</text:p>
          </table:table-cell>
          <table:table-cell table:style-name="ce1" office:value-type="float" office:value="89286" calcext:value-type="float">
            <text:p>89286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11];[.F11];[.H11];[.J11];[.L11];[.N11];[.P11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11];[.S11];[.U11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wapis Jacek</text:p>
          </table:table-cell>
          <table:table-cell table:style-name="ce1" office:value-type="float" office:value="90744" calcext:value-type="float">
            <text:p>90744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12];[.F12];[.H12];[.J12];[.L12];[.N12];[.P12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12];[.S12];[.U1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Łukawski Hubert</text:p>
          </table:table-cell>
          <table:table-cell table:style-name="ce1" office:value-type="float" office:value="87679" calcext:value-type="float">
            <text:p>87679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13];[.F13];[.H13];[.J13];[.L13];[.N13];[.P13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13];[.S13];[.U13])" office:value-type="float" office:value="0" calcext:value-type="float">
            <text:p>0</text:p>
          </table:table-cell>
          <table:table-cell table:style-name="ce7" office:value-type="string" calcext:value-type="string">
            <text:p>3p</text:p>
          </table:table-cell>
          <table:table-cell table:style-name="ce1" table:number-columns-repeated="3"/>
          <table:table-cell table:style-name="ce7" office:value-type="string" calcext:value-type="string">
            <text:p>3p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Łysek Tomasz</text:p>
          </table:table-cell>
          <table:table-cell table:style-name="ce1" office:value-type="float" office:value="93405" calcext:value-type="float">
            <text:p>934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14];[.F14];[.H14];[.J14];[.L14];[.N14];[.P14])/7" office:value-type="percentage" office:value="0.857142857142857" calcext:value-type="percentage">
            <text:p>86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R14];[.S14];[.U14])" office:value-type="float" office:value="2" calcext:value-type="float">
            <text:p>2</text:p>
          </table:table-cell>
          <table:table-cell table:style-name="ce7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azur Oliwia</text:p>
          </table:table-cell>
          <table:table-cell table:style-name="ce1" office:value-type="float" office:value="93828" calcext:value-type="float">
            <text:p>9382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style-name="ce6" table:formula="of:=SUM([.D15];[.F15];[.H15];[.J15];[.L15];[.N15];[.P15])/7" office:value-type="percentage" office:value="1" calcext:value-type="percentage">
            <text:p>10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R15];[.S15];[.U15])" office:value-type="float" office:value="69" calcext:value-type="float">
            <text:p>69</text:p>
          </table:table-cell>
          <table:table-cell table:style-name="ce10" office:value-type="float" office:value="4" calcext:value-type="float">
            <text:p>4</text:p>
          </table:table-cell>
          <table:table-cell table:style-name="ce1" table:number-columns-repeated="8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ąkosa Joanna</text:p>
          </table:table-cell>
          <table:table-cell table:style-name="ce1" office:value-type="float" office:value="93614" calcext:value-type="float">
            <text:p>93614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16];[.F16];[.H16];[.J16];[.L16];[.N16];[.P16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16];[.S16];[.U16])" office:value-type="float" office:value="0" calcext:value-type="float">
            <text:p>0</text:p>
          </table:table-cell>
          <table:table-cell table:style-name="ce7" office:value-type="string" calcext:value-type="string">
            <text:p>3p</text:p>
          </table:table-cell>
          <table:table-cell table:style-name="ce1" table:number-columns-repeated="3"/>
          <table:table-cell table:style-name="ce7" office:value-type="string" calcext:value-type="string">
            <text:p>3p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iemczak Mateusz</text:p>
          </table:table-cell>
          <table:table-cell table:style-name="ce1" office:value-type="float" office:value="91980" calcext:value-type="float">
            <text:p>9198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17];[.F17];[.H17];[.J17];[.L17];[.N17];[.P17])/7" office:value-type="percentage" office:value="0.571428571428571" calcext:value-type="percentage">
            <text:p>5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17];[.S17];[.U17])" office:value-type="float" office:value="0" calcext:value-type="float">
            <text:p>0</text:p>
          </table:table-cell>
          <table:table-cell table:style-name="ce7"/>
          <table:table-cell table:style-name="ce1" table:number-columns-repeated="8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łys Radosław</text:p>
          </table:table-cell>
          <table:table-cell table:style-name="ce1" office:value-type="float" office:value="93407" calcext:value-type="float">
            <text:p>9340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6" table:formula="of:=SUM([.D18];[.F18];[.H18];[.J18];[.L18];[.N18];[.P18])/7" office:value-type="percentage" office:value="0.857142857142857" calcext:value-type="percentage">
            <text:p>86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R18];[.S18];[.U18])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ito-Antoniuk Sylwia</text:p>
          </table:table-cell>
          <table:table-cell table:style-name="ce1" office:value-type="float" office:value="93409" calcext:value-type="float">
            <text:p>934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19];[.F19];[.H19];[.J19];[.L19];[.N19];[.P19])/7" office:value-type="percentage" office:value="0.857142857142857" calcext:value-type="percentage">
            <text:p>86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R19];[.S19];[.U19])" office:value-type="float" office:value="7" calcext:value-type="float">
            <text:p>7</text:p>
          </table:table-cell>
          <table:table-cell table:style-name="ce7" office:value-type="string" calcext:value-type="string">
            <text:p>3(T2)</text:p>
          </table:table-cell>
          <table:table-cell table:style-name="ce1" table:number-columns-repeated="4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tatuch Karol</text:p>
          </table:table-cell>
          <table:table-cell table:style-name="ce1" office:value-type="float" office:value="93742" calcext:value-type="float">
            <text:p>9374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7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6" table:formula="of:=SUM([.D20];[.F20];[.H20];[.J20];[.L20];[.N20];[.P20])/7" office:value-type="percentage" office:value="0.857142857142857" calcext:value-type="percentage">
            <text:p>86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R20];[.S20];[.U20])" office:value-type="float" office:value="73" calcext:value-type="float">
            <text:p>7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4(ćw.)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zymkiewicz Radosław</text:p>
          </table:table-cell>
          <table:table-cell table:style-name="ce1" office:value-type="float" office:value="93412" calcext:value-type="float">
            <text:p>9341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21];[.F21];[.H21];[.J21];[.L21];[.N21];[.P21])/7" office:value-type="percentage" office:value="0.714285714285714" calcext:value-type="percentage">
            <text:p>71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21];[.S21];[.U21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Zapałacz Kacper</text:p>
          </table:table-cell>
          <table:table-cell table:style-name="ce1" office:value-type="float" office:value="93413" calcext:value-type="float">
            <text:p>9341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D22];[.F22];[.H22];[.J22];[.L22];[.N22];[.P22])/7" office:value-type="percentage" office:value="0.857142857142857" calcext:value-type="percentage">
            <text:p>86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R22];[.S22];[.U22])" office:value-type="float" office:value="0" calcext:value-type="float">
            <text:p>0</text:p>
          </table:table-cell>
          <table:table-cell table:style-name="ce7" office:value-type="string" calcext:value-type="string">
            <text:p>3(T2)</text:p>
          </table:table-cell>
          <table:table-cell table:style-name="ce1" table:number-columns-repeated="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Wzorek Marcin</text:p>
          </table:table-cell>
          <table:table-cell table:style-name="ce1" office:value-type="float" office:value="91490" calcext:value-type="float">
            <text:p>91490</text:p>
          </table:table-cell>
          <table:table-cell table:style-name="ce1" table:number-columns-repeated="2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30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30"/>
          <table:table-cell table:number-columns-repeated="99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30"/>
          <table:table-cell table:number-columns-repeated="99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30"/>
          <table:table-cell table:number-columns-repeated="99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30"/>
          <table:table-cell table:number-columns-repeated="99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30"/>
          <table:table-cell table:number-columns-repeated="99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30"/>
          <table:table-cell table:number-columns-repeated="99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30"/>
          <table:table-cell table:number-columns-repeated="99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30"/>
          <table:table-cell table:number-columns-repeated="991"/>
        </table:table-row>
        <table:table-row table:style-name="ro1" table:number-rows-repeated="104854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 style:data-style-name="N2" text:time-value="09:18:11.10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10:53:55.739000000</meta:creation-date>
    <dc:date>2023-02-15T09:32:19.404000000</dc:date>
    <meta:editing-duration>PT1H51M2S</meta:editing-duration>
    <meta:editing-cycles>50</meta:editing-cycles>
    <meta:generator>LibreOffice/6.0.5.2$Windows_X86_64 LibreOffice_project/54c8cbb85f300ac59db32fe8a675ff7683cd5a16</meta:generator>
    <meta:document-statistic meta:table-count="1" meta:cell-count="325" meta:object-count="0"/>
  </office:meta>
</office:document-meta>
</file>